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923000001D600000110DAF536A625C396F5.svg" manifest:media-type="image/svg+xml"/>
  <manifest:file-entry manifest:full-path="Pictures/10000201000000120000000AF28CE787D58249AF.png" manifest:media-type="image/png"/>
  <manifest:file-entry manifest:full-path="Pictures/100002010000001000000009EF8C131077BA666F.png" manifest:media-type="image/png"/>
  <manifest:file-entry manifest:full-path="Pictures/10000BB1000001B2000000F2EEF711B62E397F8D.svg" manifest:media-type="image/svg+xml"/>
  <manifest:file-entry manifest:full-path="Pictures/100002010000001C0000000EB7C2B90A473A12C2.png" manifest:media-type="image/png"/>
  <manifest:file-entry manifest:full-path="Pictures/100002010000000B000000108BADE166A34D3740.png" manifest:media-type="image/png"/>
  <manifest:file-entry manifest:full-path="Pictures/100002010000000B0000000EF22D0C0BEF08560C.png" manifest:media-type="image/png"/>
  <manifest:file-entry manifest:full-path="Pictures/1000020100000010000000090EC6CCD63770FF2D.png" manifest:media-type="image/png"/>
  <manifest:file-entry manifest:full-path="Pictures/10000D010000012300000176965104F6E49D0452.svg" manifest:media-type="image/svg+xml"/>
  <manifest:file-entry manifest:full-path="Pictures/10000B35000001210000017270D69223351875B4.svg" manifest:media-type="image/svg+xml"/>
  <manifest:file-entry manifest:full-path="Pictures/100000000000000800000008B2AA4E6A4F6D2D73.png" manifest:media-type="image/png"/>
  <manifest:file-entry manifest:full-path="Pictures/10000201000000100000000925E7904521B33299.png" manifest:media-type="image/png"/>
  <manifest:file-entry manifest:full-path="Pictures/1000000000000008000000086F05C961987F4AB0.png" manifest:media-type="image/png"/>
  <manifest:file-entry manifest:full-path="Pictures/100000000000000800000008B43BD6BD3EC5793F.png" manifest:media-type="image/png"/>
  <manifest:file-entry manifest:full-path="Pictures/10000D5500000129000001A41F24B054F50C4FC0.svg" manifest:media-type="image/svg+xml"/>
  <manifest:file-entry manifest:full-path="Pictures/1000082A00000134000000EBA4F3676D27B7C263.svg" manifest:media-type="image/svg+xml"/>
  <manifest:file-entry manifest:full-path="Pictures/100002010000000C000000095A6C9E676B5EE220.png" manifest:media-type="image/png"/>
  <manifest:file-entry manifest:full-path="Pictures/1000111F000002EE00000172DBFB027CF8293905.svg" manifest:media-type="image/svg+xml"/>
  <manifest:file-entry manifest:full-path="Pictures/100002010000000B0000000EB81234C8443AC6B9.png" manifest:media-type="image/png"/>
  <manifest:file-entry manifest:full-path="Pictures/10000B4E00000123000000D54C3DAB761F3F7C85.svg" manifest:media-type="image/svg+xml"/>
  <manifest:file-entry manifest:full-path="Pictures/1000085A000001A5000000F21142E99B57DCB6BB.svg" manifest:media-type="image/svg+xml"/>
  <manifest:file-entry manifest:full-path="Pictures/10000AD0000001B2000000F2AA9B31C9C5FEB34F.svg" manifest:media-type="image/svg+xml"/>
  <manifest:file-entry manifest:full-path="Pictures/100002010000000B00000008E7DF97D650820356.png" manifest:media-type="image/png"/>
  <manifest:file-entry manifest:full-path="Pictures/10000BAD0000012900000102E264E3D9BA6DF80C.svg" manifest:media-type="image/svg+xml"/>
  <manifest:file-entry manifest:full-path="Pictures/100002010000000B0000000A492C20BEF700618C.png" manifest:media-type="image/png"/>
  <manifest:file-entry manifest:full-path="Pictures/10000F6F00000308000000EB677208433996C9E6.svg" manifest:media-type="image/svg+xml"/>
  <manifest:file-entry manifest:full-path="Pictures/100002010000000B0000000874C0881064B947D8.png" manifest:media-type="image/png"/>
  <manifest:file-entry manifest:full-path="Pictures/1000098D00000121000000D06DE09A640C8B4630.svg" manifest:media-type="image/svg+xml"/>
  <manifest:file-entry manifest:full-path="Pictures/100002010000001D00000009840E2F8B327F63C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ot" svg:stroke-color="#000000" draw:marker-end="Rounded_20_short_20_Arrow" draw:marker-end-width="0.3cm" draw:fill="solid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0.75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5" style:family="graphic" style:parent-style-name="objectwithoutfill">
      <style:graphic-properties draw:stroke="solid" draw:stroke-dash="Long_20_Dot" svg:stroke-color="#000000" draw:marker-end="Rounded_20_short_20_Arrow" draw:marker-end-width="0.3cm" draw:fill="solid" draw:textarea-vertical-align="middle"/>
    </style:style>
    <style:style style:name="gr6" style:family="graphic" style:parent-style-name="standard">
      <style:graphic-properties draw:stroke="dash" draw:stroke-dash="Long_20_Dot" svg:stroke-color="#000000" draw:fill="bitmap" draw:fill-color="#fffffe" draw:fill-image-name="_35__20_Percent" draw:textarea-horizontal-align="justify" draw:textarea-vertical-align="middle" draw:auto-grow-height="false" fo:min-height="1.655cm" fo:min-width="4.453cm"/>
    </style:style>
    <style:style style:name="gr7" style:family="graphic" style:parent-style-name="objectwithoutfill">
      <style:graphic-properties svg:stroke-color="#191919" draw:marker-end="Rounded_20_short_20_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9" style:family="graphic" style:parent-style-name="standard">
      <style:graphic-properties svg:stroke-color="#d0d0d0" draw:fill-color="#e8e8e8" draw:textarea-horizontal-align="justify" draw:textarea-vertical-align="middle" draw:auto-grow-height="false" fo:min-height="3.306cm" fo:min-width="3.564cm"/>
    </style:style>
    <style:style style:name="gr10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color="#000000" draw:marker-end="Rounded_20_short_20_Arrow" draw:marker-end-width="0.3cm" draw:fill="solid" draw:textarea-vertical-align="middle"/>
    </style:style>
    <style:style style:name="gr13" style:family="graphic" style:parent-style-name="objectwithoutfill">
      <style:graphic-properties draw:stroke="dash" draw:stroke-dash="Double_20_Dash" svg:stroke-color="#000000" draw:marker-start="Arrow" draw:marker-end="Rounded_20_short_20_Arrow" draw:marker-end-width="0.3cm" draw:fill="solid" draw:textarea-vertical-align="middle"/>
    </style:style>
    <style:style style:name="gr14" style:family="graphic" style:parent-style-name="objectwithoutfill">
      <style:graphic-properties draw:stroke="dash" draw:stroke-dash="Long_20_Dash" svg:stroke-color="#000000" draw:marker-start="Arrow" draw:marker-end="Rounded_20_short_20_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bitmap" draw:fill-color="#fffffe" draw:fill-image-name="_35__20_Percent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Math"/>
    </style:style>
    <style:style style:name="P6" style:family="paragraph">
      <loext:graphic-properties draw:fill-color="#e8e8e8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Math" style:text-underline-style="solid" style:text-underline-width="auto" style:text-underline-color="font-color"/>
    </style:style>
    <style:style style:name="T1" style:family="text">
      <style:text-properties style:font-name="Latin Modern Math"/>
    </style:style>
    <style:style style:name="T2" style:family="text">
      <style:text-properties style:font-name="Latin Modern Math" style:text-underline-style="solid" style:text-underline-width="auto" style:text-underline-color="font-color"/>
    </style:style>
    <style:style style:name="T3" style:family="text">
      <style:text-properties style:font-name="Latin Modern Math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0.768cm" svg:x1="2.448cm" svg:y1="8.233cm" svg:x2="2.448cm" svg:y2="6.975cm" draw:start-shape="id1" draw:start-glue-point="7" draw:end-shape="id1" draw:end-glue-point="5" svg:d="M2448 8233c-2293 0-2293-1258 0-1258" svg:viewBox="0 0 1721 1259">
          <text:p/>
        </draw:connector>
        <draw:custom-shape draw:style-name="gr2" draw:text-style-name="P2" xml:id="id1" draw:id="id1" draw:layer="layout" svg:width="1.778cm" svg:height="1.778cm" svg:x="2.188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4cm" svg:height="0.468cm" svg:x="2.77cm" svg:y="7.37cm">
          <draw:image xlink:href="Pictures/1000082A00000134000000EBA4F3676D27B7C263.svg" xlink:type="simple" xlink:show="embed" xlink:actuate="onLoad" loext:mime-type="image/svg+xml">
            <text:p/>
          </draw:image>
          <draw:image xlink:href="Pictures/100002010000000C000000095A6C9E676B5EE220.png" xlink:type="simple" xlink:show="embed" xlink:actuate="onLoad" loext:mime-type="image/png"/>
          <svg:title>TexMaths</svg:title>
          <svg:desc>20§display§s_1§svg§600§FALSE§</svg:desc>
        </draw:frame>
        <draw:connector draw:style-name="gr4" draw:text-style-name="P1" draw:layer="layout" draw:type="curve" draw:line-skew="-0.323cm" svg:x1="2.448cm" svg:y1="6.975cm" svg:x2="3.706cm" svg:y2="6.975cm" draw:start-shape="id1" draw:start-glue-point="5" draw:end-shape="id1" draw:end-glue-point="11" svg:d="M2448 6975c0-1626 1258-1626 1258 0" svg:viewBox="0 0 1259 1220">
          <text:p/>
        </draw:connector>
        <draw:custom-shape draw:style-name="gr2" draw:text-style-name="P2" xml:id="id2" draw:id="id2" draw:layer="layout" svg:width="1.778cm" svg:height="1.778cm" svg:x="5.963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76cm" svg:height="0.414cm" svg:x="6.545cm" svg:y="7.37cm">
          <draw:image xlink:href="Pictures/1000098D00000121000000D06DE09A640C8B4630.svg" xlink:type="simple" xlink:show="embed" xlink:actuate="onLoad" loext:mime-type="image/svg+xml">
            <text:p/>
          </draw:image>
          <draw:image xlink:href="Pictures/100002010000000B0000000874C0881064B947D8.png" xlink:type="simple" xlink:show="embed" xlink:actuate="onLoad" loext:mime-type="image/png"/>
          <svg:title>TexMaths</svg:title>
          <svg:desc>20§display§s_2§svg§600§FALSE§</svg:desc>
        </draw:frame>
        <draw:connector draw:style-name="gr4" draw:text-style-name="P1" draw:layer="layout" draw:type="curve" draw:line-skew="-0.323cm" svg:x1="6.223cm" svg:y1="6.975cm" svg:x2="7.481cm" svg:y2="6.975cm" draw:start-shape="id2" draw:start-glue-point="5" draw:end-shape="id2" draw:end-glue-point="11" svg:d="M6223 6975c0-1626 1258-1626 1258 0" svg:viewBox="0 0 1259 1220">
          <text:p/>
        </draw:connector>
        <draw:connector draw:style-name="gr1" draw:text-style-name="P1" draw:layer="layout" draw:type="curve" draw:line-skew="-0.059cm" svg:x1="6.852cm" svg:y1="8.493cm" svg:x2="3.077cm" svg:y2="8.493cm" draw:start-shape="id2" draw:start-glue-point="8" draw:end-shape="id1" draw:end-glue-point="8" svg:d="M6852 8493c0 664-3775 664-3775 0" svg:viewBox="0 0 3776 499">
          <text:p/>
        </draw:connector>
        <draw:connector draw:style-name="gr4" draw:text-style-name="P1" draw:layer="layout" draw:type="curve" svg:x1="3.706cm" svg:y1="6.975cm" svg:x2="6.223cm" svg:y2="6.975cm" draw:start-shape="id1" draw:start-glue-point="11" draw:end-shape="id2" draw:end-glue-point="5" svg:d="M3706 6975h2517" svg:viewBox="0 0 2518 1">
          <text:p/>
        </draw:connector>
        <draw:connector draw:style-name="gr4" draw:text-style-name="P1" draw:layer="layout" draw:type="curve" svg:x1="6.223cm" svg:y1="8.233cm" svg:x2="3.706cm" svg:y2="8.233cm" draw:start-shape="id2" draw:start-glue-point="7" draw:end-shape="id1" draw:end-glue-point="9" svg:d="M6223 8233h-2517" svg:viewBox="0 0 2518 1">
          <text:p/>
        </draw:connector>
        <draw:custom-shape draw:style-name="gr2" draw:text-style-name="P2" xml:id="id3" draw:id="id3" draw:layer="layout" svg:width="1.778cm" svg:height="1.778cm" svg:x="9.808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8cm" svg:height="0.424cm" svg:x="10.39cm" svg:y="7.37cm">
          <draw:image xlink:href="Pictures/10000B4E00000123000000D54C3DAB761F3F7C85.svg" xlink:type="simple" xlink:show="embed" xlink:actuate="onLoad" loext:mime-type="image/svg+xml">
            <text:p/>
          </draw:image>
          <draw:image xlink:href="Pictures/100002010000000B00000008E7DF97D650820356.png" xlink:type="simple" xlink:show="embed" xlink:actuate="onLoad" loext:mime-type="image/png"/>
          <svg:title>TexMaths</svg:title>
          <svg:desc>20§display§s_3§svg§600§FALSE§</svg:desc>
        </draw:frame>
        <draw:connector draw:style-name="gr4" draw:text-style-name="P1" draw:layer="layout" draw:type="curve" draw:line-skew="-0.323cm" svg:x1="10.068cm" svg:y1="6.975cm" svg:x2="11.326cm" svg:y2="6.975cm" draw:start-shape="id3" draw:start-glue-point="5" draw:end-shape="id3" draw:end-glue-point="11" svg:d="M10068 6975c0-1626 1258-1626 1258 0" svg:viewBox="0 0 1259 1220">
          <text:p/>
        </draw:connector>
        <draw:connector draw:style-name="gr4" draw:text-style-name="P1" draw:layer="layout" draw:type="curve" svg:x1="7.481cm" svg:y1="6.975cm" svg:x2="10.068cm" svg:y2="6.975cm" draw:start-shape="id2" draw:start-glue-point="11" draw:end-shape="id3" draw:end-glue-point="5" svg:d="M7481 6975h2587" svg:viewBox="0 0 2588 1">
          <text:p/>
        </draw:connector>
        <draw:connector draw:style-name="gr4" draw:text-style-name="P1" draw:layer="layout" draw:type="curve" svg:x1="10.068cm" svg:y1="8.233cm" svg:x2="7.481cm" svg:y2="8.233cm" draw:start-shape="id3" draw:start-glue-point="7" draw:end-shape="id2" draw:end-glue-point="9" svg:d="M10068 8233h-2587" svg:viewBox="0 0 2588 1">
          <text:p/>
        </draw:connector>
        <draw:connector draw:style-name="gr1" draw:text-style-name="P1" draw:layer="layout" draw:type="curve" svg:x1="10.697cm" svg:y1="8.493cm" svg:x2="6.852cm" svg:y2="8.493cm" draw:start-shape="id3" draw:start-glue-point="8" draw:end-shape="id2" draw:end-glue-point="8" svg:d="M10697 8493c0 753-3845 753-3845 0" svg:viewBox="0 0 3846 566">
          <text:p/>
        </draw:connector>
        <draw:custom-shape draw:style-name="gr2" draw:text-style-name="P2" xml:id="id4" draw:id="id4" draw:layer="layout" svg:width="1.778cm" svg:height="1.778cm" svg:x="22.207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92cm" svg:height="0.514cm" svg:x="22.789cm" svg:y="7.37cm">
          <draw:image xlink:href="Pictures/10000BAD0000012900000102E264E3D9BA6DF80C.svg" xlink:type="simple" xlink:show="embed" xlink:actuate="onLoad" loext:mime-type="image/svg+xml">
            <text:p/>
          </draw:image>
          <draw:image xlink:href="Pictures/100002010000000B0000000A492C20BEF700618C.png" xlink:type="simple" xlink:show="embed" xlink:actuate="onLoad" loext:mime-type="image/png"/>
          <svg:title>TexMaths</svg:title>
          <svg:desc>20§display§s_g§svg§600§FALSE§</svg:desc>
        </draw:frame>
        <draw:connector draw:style-name="gr5" draw:text-style-name="P1" draw:layer="layout" draw:type="curve" svg:x1="23.725cm" svg:y1="6.975cm" svg:x2="23.725cm" svg:y2="8.233cm" draw:start-shape="id4" draw:start-glue-point="11" draw:end-shape="id4" draw:end-glue-point="9" svg:d="M23725 6975c1143 0 1143 1258 0 1258" svg:viewBox="0 0 858 1259">
          <text:p/>
        </draw:connector>
        <draw:custom-shape draw:style-name="gr2" draw:text-style-name="P2" xml:id="id5" draw:id="id5" draw:layer="layout" svg:width="1.778cm" svg:height="1.778cm" svg:x="18.909cm" svg:y="6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55cm" svg:height="0.468cm" svg:x="18.991cm" svg:y="7.351cm">
          <draw:image xlink:href="Pictures/10000F6F00000308000000EB677208433996C9E6.svg" xlink:type="simple" xlink:show="embed" xlink:actuate="onLoad" loext:mime-type="image/svg+xml">
            <text:p/>
          </draw:image>
          <draw:image xlink:href="Pictures/100002010000001D00000009840E2F8B327F63C8.png" xlink:type="simple" xlink:show="embed" xlink:actuate="onLoad" loext:mime-type="image/png"/>
          <svg:title>TexMaths</svg:title>
          <svg:desc>20§display§s_{N-1}§svg§600§FALSE§</svg:desc>
        </draw:frame>
        <draw:connector draw:style-name="gr4" draw:text-style-name="P1" draw:layer="layout" draw:type="curve" draw:line-skew="-0.323cm" svg:x1="19.169cm" svg:y1="6.956cm" svg:x2="20.427cm" svg:y2="6.956cm" draw:start-shape="id5" draw:start-glue-point="5" draw:end-shape="id5" draw:end-glue-point="11" svg:d="M19169 6956c0-1626 1258-1626 1258 0" svg:viewBox="0 0 1259 1220">
          <text:p/>
        </draw:connector>
        <draw:connector draw:style-name="gr1" draw:text-style-name="P1" draw:layer="layout" draw:type="curve" svg:x1="23.096cm" svg:y1="8.493cm" svg:x2="19.798cm" svg:y2="8.474cm" draw:start-shape="id4" draw:start-glue-point="8" draw:end-shape="id5" draw:end-glue-point="8" svg:d="M23096 8493c0 753-3298 762-3298-19" svg:viewBox="0 0 3299 586">
          <text:p/>
        </draw:connector>
        <draw:connector draw:style-name="gr4" draw:text-style-name="P1" draw:layer="layout" draw:type="curve" svg:x1="20.427cm" svg:y1="6.956cm" svg:x2="22.467cm" svg:y2="6.975cm" draw:start-shape="id5" draw:start-glue-point="11" draw:end-shape="id4" draw:end-glue-point="5" svg:d="M20427 6956c1531 0 512 19 2040 19" svg:viewBox="0 0 2041 20">
          <text:p/>
        </draw:connector>
        <draw:connector draw:style-name="gr4" draw:text-style-name="P1" draw:layer="layout" draw:type="curve" svg:x1="22.467cm" svg:y1="8.233cm" svg:x2="20.427cm" svg:y2="8.214cm" draw:start-shape="id4" draw:start-glue-point="7" draw:end-shape="id5" draw:end-glue-point="9" svg:d="M22467 8233c-1528 0-509-19-2040-19" svg:viewBox="0 0 2041 20">
          <text:p/>
        </draw:connector>
        <draw:connector draw:style-name="gr1" draw:text-style-name="P1" draw:layer="layout" draw:type="curve" svg:x1="19.798cm" svg:y1="8.474cm" svg:x2="16.474cm" svg:y2="8.492cm" draw:start-shape="id5" draw:start-glue-point="8" draw:end-shape="id6" draw:end-glue-point="4" svg:d="M19798 8474c0 778-3324 769-3324 18" svg:viewBox="0 0 3325 583">
          <text:p/>
        </draw:connector>
        <draw:custom-shape draw:style-name="gr6" draw:text-style-name="P4" xml:id="id6" draw:id="id6" draw:layer="layout" svg:width="4.953cm" svg:height="1.905cm" svg:x="12.665cm" svg:y="6.588cm">
          <draw:glue-point draw:id="4" svg:x="2.693cm" svg:y="5.002cm"/>
          <draw:glue-point draw:id="5" svg:x="-2.691cm" svg:y="5.002cm"/>
          <draw:glue-point draw:id="6" svg:x="-4.998cm" svg:y="-2.997cm"/>
          <draw:glue-point draw:id="7" svg:x="-4.998cm" svg:y="3.669cm"/>
          <draw:glue-point draw:id="8" svg:x="5.001cm" svg:y="3.669cm"/>
          <draw:glue-point draw:id="9" svg:x="5.001cm" svg:y="-2.99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809cm" svg:y1="8.492cm" svg:x2="10.697cm" svg:y2="8.493cm" draw:start-shape="id6" draw:start-glue-point="5" draw:end-shape="id3" draw:end-glue-point="8" svg:d="M13809 8492c0 754-3112 754-3112 1" svg:viewBox="0 0 3113 567">
          <text:p/>
        </draw:connector>
        <draw:connector draw:style-name="gr4" draw:text-style-name="P1" draw:layer="layout" draw:type="curve" svg:x1="11.326cm" svg:y1="6.975cm" svg:x2="12.666cm" svg:y2="6.97cm" draw:start-shape="id3" draw:start-glue-point="11" draw:end-shape="id6" draw:end-glue-point="6" svg:d="M11326 6975c1200 0 530-5 1340-5" svg:viewBox="0 0 1341 6">
          <text:p/>
        </draw:connector>
        <draw:connector draw:style-name="gr4" draw:text-style-name="P1" draw:layer="layout" draw:type="curve" svg:x1="12.666cm" svg:y1="8.238cm" svg:x2="11.326cm" svg:y2="8.233cm" draw:start-shape="id6" draw:start-glue-point="7" draw:end-shape="id3" draw:end-glue-point="9" svg:d="M12666 8238c-810 0-140-5-1340-5" svg:viewBox="0 0 1341 6">
          <text:p/>
        </draw:connector>
        <draw:connector draw:style-name="gr4" draw:text-style-name="P1" draw:layer="layout" draw:type="curve" svg:x1="19.169cm" svg:y1="8.214cm" svg:x2="17.617cm" svg:y2="8.238cm" draw:start-shape="id5" draw:start-glue-point="7" draw:end-shape="id6" draw:end-glue-point="8" svg:d="M19169 8214c-1359 0-583 24-1552 24" svg:viewBox="0 0 1553 25">
          <text:p/>
        </draw:connector>
        <draw:connector draw:style-name="gr7" draw:text-style-name="P1" draw:layer="layout" draw:type="curve" svg:x1="17.617cm" svg:y1="6.97cm" svg:x2="19.169cm" svg:y2="6.956cm" draw:start-shape="id6" draw:start-glue-point="9" draw:end-shape="id5" draw:end-glue-point="5" svg:d="M17617 6970c969 0 193-14 1552-14" svg:viewBox="0 0 1553 15">
          <text:p/>
        </draw:connector>
        <draw:custom-shape draw:style-name="gr2" draw:text-style-name="P2" xml:id="id7" draw:id="id7" draw:layer="layout" svg:width="1.778cm" svg:height="1.778cm" svg:x="7.983cm" svg:y="11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76cm" svg:height="0.738cm" svg:x="8.601cm" svg:y="11.668cm">
          <draw:image xlink:href="Pictures/10000B35000001210000017270D69223351875B4.svg" xlink:type="simple" xlink:show="embed" xlink:actuate="onLoad" loext:mime-type="image/svg+xml">
            <text:p/>
          </draw:image>
          <draw:image xlink:href="Pictures/100002010000000B0000000EB81234C8443AC6B9.png" xlink:type="simple" xlink:show="embed" xlink:actuate="onLoad" loext:mime-type="image/png"/>
          <svg:title>TexMaths</svg:title>
          <svg:desc>20§display§s_2'§svg§600§FALSE§</svg:desc>
        </draw:frame>
        <draw:connector draw:style-name="gr4" draw:text-style-name="P1" draw:layer="layout" draw:type="curve" draw:line-skew="-0.323cm" svg:x1="8.243cm" svg:y1="11.362cm" svg:x2="9.501cm" svg:y2="11.362cm" draw:start-shape="id7" draw:start-glue-point="5" draw:end-shape="id7" draw:end-glue-point="11" svg:d="M8243 11362c0-1626 1258-1626 1258 0" svg:viewBox="0 0 1259 1220">
          <text:p/>
        </draw:connector>
        <draw:custom-shape draw:style-name="gr2" draw:text-style-name="P2" xml:id="id8" draw:id="id8" draw:layer="layout" svg:width="1.778cm" svg:height="1.778cm" svg:x="11.828cm" svg:y="11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8cm" svg:height="0.746cm" svg:x="12.41cm" svg:y="11.668cm">
          <draw:image xlink:href="Pictures/10000D010000012300000176965104F6E49D0452.svg" xlink:type="simple" xlink:show="embed" xlink:actuate="onLoad" loext:mime-type="image/svg+xml">
            <text:p/>
          </draw:image>
          <draw:image xlink:href="Pictures/100002010000000B0000000EF22D0C0BEF08560C.png" xlink:type="simple" xlink:show="embed" xlink:actuate="onLoad" loext:mime-type="image/png"/>
          <svg:title>TexMaths</svg:title>
          <svg:desc>20§display§s_3'§svg§600§FALSE§</svg:desc>
        </draw:frame>
        <draw:connector draw:style-name="gr4" draw:text-style-name="P1" draw:layer="layout" draw:type="curve" draw:line-skew="-0.323cm" svg:x1="12.088cm" svg:y1="11.362cm" svg:x2="13.346cm" svg:y2="11.362cm" draw:start-shape="id8" draw:start-glue-point="5" draw:end-shape="id8" draw:end-glue-point="11" svg:d="M12088 11362c0-1626 1258-1626 1258 0" svg:viewBox="0 0 1259 1220">
          <text:p/>
        </draw:connector>
        <draw:connector draw:style-name="gr4" draw:text-style-name="P1" draw:layer="layout" draw:type="curve" svg:x1="9.501cm" svg:y1="11.362cm" svg:x2="12.088cm" svg:y2="11.362cm" draw:start-shape="id7" draw:start-glue-point="11" draw:end-shape="id8" draw:end-glue-point="5" svg:d="M9501 11362h2587" svg:viewBox="0 0 2588 1">
          <text:p/>
        </draw:connector>
        <draw:connector draw:style-name="gr4" draw:text-style-name="P1" draw:layer="layout" draw:type="curve" svg:x1="12.088cm" svg:y1="12.62cm" svg:x2="9.501cm" svg:y2="12.62cm" draw:start-shape="id8" draw:start-glue-point="7" draw:end-shape="id7" draw:end-glue-point="9" svg:d="M12088 12620h-2587" svg:viewBox="0 0 2588 1">
          <text:p/>
        </draw:connector>
        <draw:connector draw:style-name="gr1" draw:text-style-name="P1" draw:layer="layout" draw:type="curve" svg:x1="12.717cm" svg:y1="12.88cm" svg:x2="8.872cm" svg:y2="12.88cm" draw:start-shape="id8" draw:start-glue-point="8" draw:end-shape="id7" draw:end-glue-point="8" svg:d="M12717 12880c0 753-3845 753-3845 0" svg:viewBox="0 0 3846 566">
          <text:p/>
        </draw:connector>
        <draw:custom-shape draw:style-name="gr2" draw:text-style-name="P2" xml:id="id9" draw:id="id9" draw:layer="layout" svg:width="1.778cm" svg:height="1.778cm" svg:x="24.527cm" svg:y="11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92cm" svg:height="0.838cm" svg:x="25.109cm" svg:y="11.668cm">
          <draw:image xlink:href="Pictures/10000D5500000129000001A41F24B054F50C4FC0.svg" xlink:type="simple" xlink:show="embed" xlink:actuate="onLoad" loext:mime-type="image/svg+xml">
            <text:p/>
          </draw:image>
          <draw:image xlink:href="Pictures/100002010000000B000000108BADE166A34D3740.png" xlink:type="simple" xlink:show="embed" xlink:actuate="onLoad" loext:mime-type="image/png"/>
          <svg:title>TexMaths</svg:title>
          <svg:desc>20§display§s_g'§svg§600§FALSE§</svg:desc>
        </draw:frame>
        <draw:connector draw:style-name="gr5" draw:text-style-name="P1" draw:layer="layout" draw:type="curve" svg:x1="26.045cm" svg:y1="11.362cm" svg:x2="26.045cm" svg:y2="12.62cm" draw:start-shape="id9" draw:start-glue-point="11" draw:end-shape="id9" draw:end-glue-point="9" svg:d="M26045 11362c1143 0 1143 1258 0 1258" svg:viewBox="0 0 858 1259">
          <text:p/>
        </draw:connector>
        <draw:custom-shape draw:style-name="gr2" draw:text-style-name="P2" xml:id="id10" draw:id="id10" draw:layer="layout" svg:width="1.778cm" svg:height="1.778cm" svg:x="21.229cm" svg:y="11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2" draw:id="id12" draw:layer="layout" svg:width="1.498cm" svg:height="0.738cm" svg:x="21.311cm" svg:y="11.668cm">
          <draw:image xlink:href="Pictures/1000111F000002EE00000172DBFB027CF8293905.svg" xlink:type="simple" xlink:show="embed" xlink:actuate="onLoad" loext:mime-type="image/svg+xml">
            <text:p/>
          </draw:image>
          <draw:image xlink:href="Pictures/100002010000001C0000000EB7C2B90A473A12C2.png" xlink:type="simple" xlink:show="embed" xlink:actuate="onLoad" loext:mime-type="image/png"/>
          <svg:title>TexMaths</svg:title>
          <svg:desc>20§display§s_{N-1}'§svg§600§FALSE§</svg:desc>
        </draw:frame>
        <draw:connector draw:style-name="gr4" draw:text-style-name="P1" draw:layer="layout" draw:type="curve" draw:line-skew="-0.323cm" svg:x1="21.489cm" svg:y1="11.343cm" svg:x2="22.747cm" svg:y2="11.343cm" draw:start-shape="id10" draw:start-glue-point="5" draw:end-shape="id10" draw:end-glue-point="11" svg:d="M21489 11343c0-1626 1258-1626 1258 0" svg:viewBox="0 0 1259 1220">
          <text:p/>
        </draw:connector>
        <draw:connector draw:style-name="gr1" draw:text-style-name="P1" draw:layer="layout" draw:type="curve" svg:x1="25.416cm" svg:y1="12.88cm" svg:x2="22.118cm" svg:y2="12.861cm" draw:start-shape="id9" draw:start-glue-point="8" draw:end-shape="id10" draw:end-glue-point="8" svg:d="M25416 12880c0 753-3298 762-3298-19" svg:viewBox="0 0 3299 586">
          <text:p/>
        </draw:connector>
        <draw:connector draw:style-name="gr4" draw:text-style-name="P1" draw:layer="layout" draw:type="curve" svg:x1="22.747cm" svg:y1="11.343cm" svg:x2="24.787cm" svg:y2="11.362cm" draw:start-shape="id10" draw:start-glue-point="11" draw:end-shape="id9" draw:end-glue-point="5" svg:d="M22747 11343c1531 0 512 19 2040 19" svg:viewBox="0 0 2041 20">
          <text:p/>
        </draw:connector>
        <draw:connector draw:style-name="gr4" draw:text-style-name="P1" draw:layer="layout" draw:type="curve" svg:x1="24.787cm" svg:y1="12.62cm" svg:x2="22.747cm" svg:y2="12.601cm" draw:start-shape="id9" draw:start-glue-point="7" draw:end-shape="id10" draw:end-glue-point="9" svg:d="M24787 12620c-1528 0-509-19-2040-19" svg:viewBox="0 0 2041 20">
          <text:p/>
        </draw:connector>
        <draw:connector draw:style-name="gr1" draw:text-style-name="P1" draw:layer="layout" draw:type="curve" svg:x1="22.118cm" svg:y1="12.861cm" svg:x2="18.494cm" svg:y2="12.879cm" draw:start-shape="id10" draw:start-glue-point="8" draw:end-shape="id11" draw:end-glue-point="4" svg:d="M22118 12861c0 778-3624 769-3624 18" svg:viewBox="0 0 3625 583">
          <text:p/>
        </draw:connector>
        <draw:custom-shape draw:style-name="gr6" draw:text-style-name="P4" xml:id="id11" draw:id="id11" draw:layer="layout" svg:width="4.953cm" svg:height="1.905cm" svg:x="14.685cm" svg:y="10.975cm">
          <draw:glue-point draw:id="4" svg:x="2.693cm" svg:y="5.002cm"/>
          <draw:glue-point draw:id="5" svg:x="-2.691cm" svg:y="5.002cm"/>
          <draw:glue-point draw:id="6" svg:x="-4.998cm" svg:y="-2.997cm"/>
          <draw:glue-point draw:id="7" svg:x="-4.998cm" svg:y="3.669cm"/>
          <draw:glue-point draw:id="8" svg:x="5.001cm" svg:y="3.669cm"/>
          <draw:glue-point draw:id="9" svg:x="5.001cm" svg:y="-2.99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5.829cm" svg:y1="12.879cm" svg:x2="12.717cm" svg:y2="12.88cm" draw:start-shape="id11" draw:start-glue-point="5" draw:end-shape="id8" draw:end-glue-point="8" svg:d="M15829 12879c0 754-3112 754-3112 1" svg:viewBox="0 0 3113 567">
          <text:p/>
        </draw:connector>
        <draw:connector draw:style-name="gr4" draw:text-style-name="P1" draw:layer="layout" draw:type="curve" svg:x1="13.346cm" svg:y1="11.362cm" svg:x2="14.686cm" svg:y2="11.357cm" draw:start-shape="id8" draw:start-glue-point="11" draw:end-shape="id11" draw:end-glue-point="6" svg:d="M13346 11362c1200 0 530-5 1340-5" svg:viewBox="0 0 1341 6">
          <text:p/>
        </draw:connector>
        <draw:connector draw:style-name="gr4" draw:text-style-name="P1" draw:layer="layout" draw:type="curve" svg:x1="14.686cm" svg:y1="12.625cm" svg:x2="13.346cm" svg:y2="12.62cm" draw:start-shape="id11" draw:start-glue-point="7" draw:end-shape="id8" draw:end-glue-point="9" svg:d="M14686 12625c-810 0-140-5-1340-5" svg:viewBox="0 0 1341 6">
          <text:p/>
        </draw:connector>
        <draw:connector draw:style-name="gr4" draw:text-style-name="P1" draw:layer="layout" draw:type="curve" svg:x1="21.489cm" svg:y1="12.601cm" svg:x2="19.637cm" svg:y2="12.625cm" draw:start-shape="id10" draw:start-glue-point="7" draw:end-shape="id11" draw:end-glue-point="8" svg:d="M21489 12601c-1584 0-658 24-1852 24" svg:viewBox="0 0 1853 25">
          <text:p/>
        </draw:connector>
        <draw:connector draw:style-name="gr7" draw:text-style-name="P1" draw:layer="layout" draw:type="curve" svg:x1="19.637cm" svg:y1="11.357cm" svg:x2="21.489cm" svg:y2="11.343cm" draw:start-shape="id11" draw:start-glue-point="9" draw:end-shape="id10" draw:end-glue-point="5" svg:d="M19637 11357c1194 0 268-14 1852-14" svg:viewBox="0 0 1853 15">
          <text:p/>
        </draw:connector>
        <draw:connector draw:style-name="gr1" draw:text-style-name="P1" draw:layer="layout" draw:type="curve" svg:x1="7.983cm" svg:y1="11.991cm" svg:x2="3.077cm" svg:y2="8.493cm" draw:start-shape="id7" draw:start-glue-point="6" draw:end-shape="id1" draw:end-glue-point="8" svg:d="M7983 11991c-3271 0-4906-1166-4906-3498" svg:viewBox="0 0 4907 3499">
          <text:p/>
        </draw:connector>
        <draw:frame draw:style-name="gr8" draw:text-style-name="P5" draw:layer="layout" svg:width="7.258cm" svg:height="1.521cm" svg:x="1.743cm" svg:y="4.175cm">
          <draw:text-box>
            <text:p><text:span text:style-name="T1">Forked Riverswim(N)</text:span></text:p>
          </draw:text-box>
        </draw:frame>
        <draw:g>
          <draw:custom-shape draw:style-name="gr9" draw:text-style-name="P6" draw:layer="layout" svg:width="4.064cm" svg:height="3.556cm" svg:x="24.984cm" svg:y="6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7" draw:layer="layout" svg:width="2.54cm" svg:height="0.886cm" svg:x="24.984cm" svg:y="6.075cm">
            <draw:text-box>
              <text:p><text:span text:style-name="T2">Legend</text:span></text:p>
            </draw:text-box>
          </draw:frame>
          <draw:g>
            <draw:line draw:style-name="gr4" draw:text-style-name="P1" draw:layer="layout" svg:x1="25.365cm" svg:y1="7.606cm" svg:x2="26.762cm" svg:y2="7.606cm">
              <text:p/>
            </draw:line>
            <draw:frame draw:style-name="gr11" draw:text-style-name="P5" draw:layer="layout" svg:width="2.159cm" svg:height="0.746cm" svg:x="26.889cm" svg:y="7.235cm">
              <draw:text-box>
                <text:p><text:span text:style-name="T3">Right</text:span></text:p>
              </draw:text-box>
            </draw:frame>
          </draw:g>
          <draw:g>
            <draw:line draw:style-name="gr1" draw:text-style-name="P1" draw:layer="layout" svg:x1="25.365cm" svg:y1="8.264cm" svg:x2="26.762cm" svg:y2="8.264cm">
              <text:p/>
            </draw:line>
            <draw:frame draw:style-name="gr11" draw:text-style-name="P5" draw:layer="layout" svg:width="2.159cm" svg:height="0.746cm" svg:x="26.889cm" svg:y="7.893cm">
              <draw:text-box>
                <text:p><text:span text:style-name="T3">Left</text:span></text:p>
              </draw:text-box>
            </draw:frame>
          </draw:g>
          <draw:line draw:style-name="gr12" draw:text-style-name="P1" draw:layer="layout" svg:x1="25.365cm" svg:y1="8.922cm" svg:x2="26.762cm" svg:y2="8.922cm">
            <text:p/>
          </draw:line>
          <draw:frame draw:style-name="gr11" draw:text-style-name="P5" draw:layer="layout" svg:width="2.159cm" svg:height="0.746cm" svg:x="26.889cm" svg:y="8.551cm">
            <draw:text-box>
              <text:p><text:span text:style-name="T3">Switch</text:span></text:p>
            </draw:text-box>
          </draw:frame>
        </draw:g>
        <draw:connector draw:style-name="gr13" draw:text-style-name="P1" draw:layer="layout" draw:type="curve" svg:x1="6.852cm" svg:y1="8.493cm" svg:x2="7.983cm" svg:y2="11.991cm" draw:start-shape="id2" draw:start-glue-point="8" draw:end-shape="id7" draw:end-glue-point="6" svg:d="M6852 8493c0 2332 377 3498 1131 3498" svg:viewBox="0 0 1132 3499">
          <text:p/>
        </draw:connector>
        <draw:connector draw:style-name="gr14" draw:text-style-name="P1" draw:layer="layout" draw:type="curve" svg:x1="10.697cm" svg:y1="8.493cm" svg:x2="11.828cm" svg:y2="11.991cm" draw:start-shape="id3" draw:start-glue-point="8" draw:end-shape="id8" draw:end-glue-point="6" svg:d="M10697 8493c0 2332 377 3498 1131 3498" svg:viewBox="0 0 1132 3499">
          <text:p/>
        </draw:connector>
        <draw:connector draw:style-name="gr14" draw:text-style-name="P1" draw:layer="layout" draw:type="curve" svg:x1="19.798cm" svg:y1="8.474cm" svg:x2="21.311cm" svg:y2="12.037cm" draw:start-shape="id5" draw:start-glue-point="8" draw:end-shape="id12" draw:end-glue-point="3" svg:d="M19798 8474c0 2376 504 3563 1513 3563" svg:viewBox="0 0 1514 3564">
          <text:p/>
        </draw:connector>
        <draw:frame draw:style-name="gr3" draw:text-style-name="P3" draw:layer="layout" svg:width="0.606cm" svg:height="0.337cm" svg:x="2.788cm" svg:y="5.235cm">
          <draw:image xlink:href="Pictures/10000AD0000001B2000000F2AA9B31C9C5FEB34F.svg" xlink:type="simple" xlink:show="embed" xlink:actuate="onLoad" loext:mime-type="image/svg+xml">
            <text:p/>
          </draw:image>
          <draw:image xlink:href="Pictures/1000020100000010000000090EC6CCD63770FF2D.png" xlink:type="simple" xlink:show="embed" xlink:actuate="onLoad" loext:mime-type="image/png"/>
          <svg:title>TexMaths</svg:title>
          <svg:desc>14§display§0.6
§svg§600§FALSE§</svg:desc>
        </draw:frame>
        <draw:frame draw:style-name="gr3" draw:text-style-name="P3" draw:layer="layout" svg:width="0.606cm" svg:height="0.337cm" svg:x="6.588cm" svg:y="5.236cm">
          <draw:image xlink:href="Pictures/10000AD0000001B2000000F2AA9B31C9C5FEB34F.svg" xlink:type="simple" xlink:show="embed" xlink:actuate="onLoad" loext:mime-type="image/svg+xml">
            <text:p/>
          </draw:image>
          <draw:image xlink:href="Pictures/1000020100000010000000090EC6CCD63770FF2D.png" xlink:type="simple" xlink:show="embed" xlink:actuate="onLoad" loext:mime-type="image/png"/>
          <svg:title>TexMaths</svg:title>
          <svg:desc>14§display§0.6
§svg§600§FALSE§</svg:desc>
        </draw:frame>
        <draw:frame draw:style-name="gr3" draw:text-style-name="P3" draw:layer="layout" svg:width="0.606cm" svg:height="0.337cm" svg:x="10.388cm" svg:y="5.237cm">
          <draw:image xlink:href="Pictures/10000AD0000001B2000000F2AA9B31C9C5FEB34F.svg" xlink:type="simple" xlink:show="embed" xlink:actuate="onLoad" loext:mime-type="image/svg+xml">
            <text:p/>
          </draw:image>
          <draw:image xlink:href="Pictures/1000020100000010000000090EC6CCD63770FF2D.png" xlink:type="simple" xlink:show="embed" xlink:actuate="onLoad" loext:mime-type="image/png"/>
          <svg:title>TexMaths</svg:title>
          <svg:desc>14§display§0.6
§svg§600§FALSE§</svg:desc>
        </draw:frame>
        <draw:frame draw:style-name="gr3" draw:text-style-name="P3" draw:layer="layout" svg:width="0.606cm" svg:height="0.337cm" svg:x="19.488cm" svg:y="5.238cm">
          <draw:image xlink:href="Pictures/10000AD0000001B2000000F2AA9B31C9C5FEB34F.svg" xlink:type="simple" xlink:show="embed" xlink:actuate="onLoad" loext:mime-type="image/svg+xml">
            <text:p/>
          </draw:image>
          <draw:image xlink:href="Pictures/1000020100000010000000090EC6CCD63770FF2D.png" xlink:type="simple" xlink:show="embed" xlink:actuate="onLoad" loext:mime-type="image/png"/>
          <svg:title>TexMaths</svg:title>
          <svg:desc>14§display§0.6
§svg§600§FALSE§</svg:desc>
        </draw:frame>
        <draw:frame draw:style-name="gr3" draw:text-style-name="P3" draw:layer="layout" svg:width="0.606cm" svg:height="0.337cm" svg:x="8.503cm" svg:y="9.636cm">
          <draw:image xlink:href="Pictures/10000AD0000001B2000000F2AA9B31C9C5FEB34F.svg" xlink:type="simple" xlink:show="embed" xlink:actuate="onLoad" loext:mime-type="image/svg+xml">
            <text:p/>
          </draw:image>
          <draw:image xlink:href="Pictures/1000020100000010000000090EC6CCD63770FF2D.png" xlink:type="simple" xlink:show="embed" xlink:actuate="onLoad" loext:mime-type="image/png"/>
          <svg:title>TexMaths</svg:title>
          <svg:desc>14§display§0.6
§svg§600§FALSE§</svg:desc>
        </draw:frame>
        <draw:frame draw:style-name="gr3" draw:text-style-name="P3" draw:layer="layout" svg:width="0.606cm" svg:height="0.337cm" svg:x="12.403cm" svg:y="9.637cm">
          <draw:image xlink:href="Pictures/10000AD0000001B2000000F2AA9B31C9C5FEB34F.svg" xlink:type="simple" xlink:show="embed" xlink:actuate="onLoad" loext:mime-type="image/svg+xml">
            <text:p/>
          </draw:image>
          <draw:image xlink:href="Pictures/1000020100000010000000090EC6CCD63770FF2D.png" xlink:type="simple" xlink:show="embed" xlink:actuate="onLoad" loext:mime-type="image/png"/>
          <svg:title>TexMaths</svg:title>
          <svg:desc>14§display§0.6
§svg§600§FALSE§</svg:desc>
        </draw:frame>
        <draw:frame draw:style-name="gr3" draw:text-style-name="P3" draw:layer="layout" svg:width="0.606cm" svg:height="0.337cm" svg:x="21.803cm" svg:y="9.638cm">
          <draw:image xlink:href="Pictures/10000AD0000001B2000000F2AA9B31C9C5FEB34F.svg" xlink:type="simple" xlink:show="embed" xlink:actuate="onLoad" loext:mime-type="image/svg+xml">
            <text:p/>
          </draw:image>
          <draw:image xlink:href="Pictures/1000020100000010000000090EC6CCD63770FF2D.png" xlink:type="simple" xlink:show="embed" xlink:actuate="onLoad" loext:mime-type="image/png"/>
          <svg:title>TexMaths</svg:title>
          <svg:desc>14§display§0.6
§svg§600§FALSE§</svg:desc>
        </draw:frame>
        <draw:frame draw:style-name="gr3" draw:text-style-name="P3" draw:layer="layout" svg:width="0.606cm" svg:height="0.337cm" svg:x="4.566cm" svg:y="6.506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606cm" svg:height="0.337cm" svg:x="8.466cm" svg:y="6.507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606cm" svg:height="0.337cm" svg:x="11.666cm" svg:y="6.507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606cm" svg:height="0.337cm" svg:x="17.966cm" svg:y="6.508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606cm" svg:height="0.337cm" svg:x="21.266cm" svg:y="6.509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606cm" svg:height="0.337cm" svg:x="10.152cm" svg:y="10.95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606cm" svg:height="0.337cm" svg:x="13.652cm" svg:y="10.951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606cm" svg:height="0.337cm" svg:x="20.452cm" svg:y="10.952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616cm" svg:height="0.337cm" svg:x="23.352cm" svg:y="10.953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588cm" svg:height="0.337cm" svg:x="10.633cm" svg:y="12.728cm">
          <draw:image xlink:href="Pictures/1000085A000001A5000000F21142E99B57DCB6BB.svg" xlink:type="simple" xlink:show="embed" xlink:actuate="onLoad" loext:mime-type="image/svg+xml">
            <text:p/>
          </draw:image>
          <draw:image xlink:href="Pictures/10000201000000100000000925E7904521B33299.png" xlink:type="simple" xlink:show="embed" xlink:actuate="onLoad" loext:mime-type="image/png"/>
          <svg:title>TexMaths</svg:title>
          <svg:desc>14§display§0.1§svg§600§FALSE§</svg:desc>
        </draw:frame>
        <draw:frame draw:style-name="gr3" draw:text-style-name="P3" draw:layer="layout" svg:width="0.588cm" svg:height="0.337cm" svg:x="13.833cm" svg:y="12.729cm">
          <draw:image xlink:href="Pictures/1000085A000001A5000000F21142E99B57DCB6BB.svg" xlink:type="simple" xlink:show="embed" xlink:actuate="onLoad" loext:mime-type="image/svg+xml">
            <text:p/>
          </draw:image>
          <draw:image xlink:href="Pictures/10000201000000100000000925E7904521B33299.png" xlink:type="simple" xlink:show="embed" xlink:actuate="onLoad" loext:mime-type="image/png"/>
          <svg:title>TexMaths</svg:title>
          <svg:desc>14§display§0.1§svg§600§FALSE§</svg:desc>
        </draw:frame>
        <draw:frame draw:style-name="gr3" draw:text-style-name="P3" draw:layer="layout" svg:width="0.588cm" svg:height="0.337cm" svg:x="20.533cm" svg:y="12.73cm">
          <draw:image xlink:href="Pictures/1000085A000001A5000000F21142E99B57DCB6BB.svg" xlink:type="simple" xlink:show="embed" xlink:actuate="onLoad" loext:mime-type="image/svg+xml">
            <text:p/>
          </draw:image>
          <draw:image xlink:href="Pictures/10000201000000100000000925E7904521B33299.png" xlink:type="simple" xlink:show="embed" xlink:actuate="onLoad" loext:mime-type="image/png"/>
          <svg:title>TexMaths</svg:title>
          <svg:desc>14§display§0.1§svg§600§FALSE§</svg:desc>
        </draw:frame>
        <draw:frame draw:style-name="gr3" draw:text-style-name="P3" draw:layer="layout" svg:width="0.657cm" svg:height="0.379cm" svg:x="23.434cm" svg:y="12.732cm">
          <draw:image xlink:href="Pictures/10000923000001D600000110DAF536A625C396F5.svg" xlink:type="simple" xlink:show="embed" xlink:actuate="onLoad" loext:mime-type="image/svg+xml">
            <text:p/>
          </draw:image>
          <draw:image xlink:href="Pictures/10000201000000120000000AF28CE787D58249AF.png" xlink:type="simple" xlink:show="embed" xlink:actuate="onLoad" loext:mime-type="image/png"/>
          <svg:title>TexMaths</svg:title>
          <svg:desc>14§display§0.7§svg§600§FALSE§</svg:desc>
        </draw:frame>
        <draw:frame draw:style-name="gr3" draw:text-style-name="P3" draw:layer="layout" svg:width="0.588cm" svg:height="0.337cm" svg:x="4.584cm" svg:y="8.383cm">
          <draw:image xlink:href="Pictures/1000085A000001A5000000F21142E99B57DCB6BB.svg" xlink:type="simple" xlink:show="embed" xlink:actuate="onLoad" loext:mime-type="image/svg+xml">
            <text:p/>
          </draw:image>
          <draw:image xlink:href="Pictures/10000201000000100000000925E7904521B33299.png" xlink:type="simple" xlink:show="embed" xlink:actuate="onLoad" loext:mime-type="image/png"/>
          <svg:title>TexMaths</svg:title>
          <svg:desc>14§display§0.1§svg§600§FALSE§</svg:desc>
        </draw:frame>
        <draw:frame draw:style-name="gr3" draw:text-style-name="P3" draw:layer="layout" svg:width="0.588cm" svg:height="0.337cm" svg:x="8.484cm" svg:y="8.384cm">
          <draw:image xlink:href="Pictures/1000085A000001A5000000F21142E99B57DCB6BB.svg" xlink:type="simple" xlink:show="embed" xlink:actuate="onLoad" loext:mime-type="image/svg+xml">
            <text:p/>
          </draw:image>
          <draw:image xlink:href="Pictures/10000201000000100000000925E7904521B33299.png" xlink:type="simple" xlink:show="embed" xlink:actuate="onLoad" loext:mime-type="image/png"/>
          <svg:title>TexMaths</svg:title>
          <svg:desc>14§display§0.1§svg§600§FALSE§</svg:desc>
        </draw:frame>
        <draw:frame draw:style-name="gr3" draw:text-style-name="P3" draw:layer="layout" svg:width="0.588cm" svg:height="0.337cm" svg:x="11.784cm" svg:y="8.384cm">
          <draw:image xlink:href="Pictures/1000085A000001A5000000F21142E99B57DCB6BB.svg" xlink:type="simple" xlink:show="embed" xlink:actuate="onLoad" loext:mime-type="image/svg+xml">
            <text:p/>
          </draw:image>
          <draw:image xlink:href="Pictures/10000201000000100000000925E7904521B33299.png" xlink:type="simple" xlink:show="embed" xlink:actuate="onLoad" loext:mime-type="image/png"/>
          <svg:title>TexMaths</svg:title>
          <svg:desc>14§display§0.1§svg§600§FALSE§</svg:desc>
        </draw:frame>
        <draw:frame draw:style-name="gr3" draw:text-style-name="P3" draw:layer="layout" svg:width="0.588cm" svg:height="0.337cm" svg:x="18.084cm" svg:y="8.385cm">
          <draw:image xlink:href="Pictures/1000085A000001A5000000F21142E99B57DCB6BB.svg" xlink:type="simple" xlink:show="embed" xlink:actuate="onLoad" loext:mime-type="image/svg+xml">
            <text:p/>
          </draw:image>
          <draw:image xlink:href="Pictures/10000201000000100000000925E7904521B33299.png" xlink:type="simple" xlink:show="embed" xlink:actuate="onLoad" loext:mime-type="image/png"/>
          <svg:title>TexMaths</svg:title>
          <svg:desc>14§display§0.1§svg§600§FALSE§</svg:desc>
        </draw:frame>
        <draw:frame draw:style-name="gr3" draw:text-style-name="P3" draw:layer="layout" svg:width="0.657cm" svg:height="0.379cm" svg:x="21.285cm" svg:y="8.388cm">
          <draw:image xlink:href="Pictures/10000923000001D600000110DAF536A625C396F5.svg" xlink:type="simple" xlink:show="embed" xlink:actuate="onLoad" loext:mime-type="image/svg+xml">
            <text:p/>
          </draw:image>
          <draw:image xlink:href="Pictures/10000201000000120000000AF28CE787D58249AF.png" xlink:type="simple" xlink:show="embed" xlink:actuate="onLoad" loext:mime-type="image/png"/>
          <svg:title>TexMaths</svg:title>
          <svg:desc>14§display§0.7§svg§600§FALSE§</svg:desc>
        </draw:frame>
        <draw:frame draw:style-name="gr3" draw:text-style-name="P3" draw:layer="layout" svg:width="0.616cm" svg:height="0.337cm" svg:x="27.143cm" svg:y="11.795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
§svg§600§FALSE§</svg:desc>
        </draw:frame>
        <draw:frame draw:style-name="gr3" draw:text-style-name="P3" draw:layer="layout" svg:width="0.606cm" svg:height="0.337cm" svg:x="23.988cm" svg:y="8.384cm">
          <draw:image xlink:href="Pictures/10000BB1000001B2000000F2EEF711B62E397F8D.svg" xlink:type="simple" xlink:show="embed" xlink:actuate="onLoad" loext:mime-type="image/svg+xml">
            <text:p/>
          </draw:image>
          <draw:image xlink:href="Pictures/100002010000001000000009EF8C131077BA666F.png" xlink:type="simple" xlink:show="embed" xlink:actuate="onLoad" loext:mime-type="image/png"/>
          <svg:title>TexMaths</svg:title>
          <svg:desc>14§display§0.3§svg§600§FALS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fill-image draw:name="Light_20_Upward_20_Diagonal" draw:display-name="Light Upward Diagonal" xlink:href="Pictures/1000000000000008000000086F05C961987F4AB0.png" xlink:type="simple" xlink:show="embed" xlink:actuate="onLoad"/>
    <draw:fill-image draw:name="Shingle" xlink:href="Pictures/100000000000000800000008B43BD6BD3EC5793F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09:10:32.808916535</meta:creation-date>
    <dc:date>2023-04-08T01:08:43.368302158</dc:date>
    <meta:editing-duration>PT15M9S</meta:editing-duration>
    <meta:editing-cycles>5</meta:editing-cycles>
    <meta:generator>LibreOffice/6.4.7.2$Linux_X86_64 LibreOffice_project/40$Build-2</meta:generator>
    <meta:document-statistic meta:object-count="100"/>
  </office:meta>
</office:document-meta>
</file>